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46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3" style:family="table-cell" style:parent-style-name="Default" style:data-style-name="N12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2" table:number-columns-repeated="2" table:default-cell-style-name="ce4"/>
        <table:table-row table:style-name="ro1">
          <table:table-cell office:value-type="string" calcext:value-type="string">
            <text:p>maxHS</text:p>
          </table:table-cell>
          <table:table-cell office:value-type="string" calcext:value-type="string">
            <text:p>rc2</text:p>
          </table:table-cell>
          <table:table-cell office:value-type="string" calcext:value-type="string">
            <text:p>cms-lb-hitman</text:p>
          </table:table-cell>
          <table:table-cell office:value-type="string" calcext:value-type="string">
            <text:p>cms-lb-cplex</text:p>
          </table:table-cell>
          <table:table-cell office:value-type="string" calcext:value-type="string">
            <text:p>cms-lub-hitman</text:p>
          </table:table-cell>
          <table:table-cell office:value-type="string" calcext:value-type="string">
            <text:p>cms-lub-cplex</text:p>
          </table:table-cell>
        </table:table-row>
        <table:table-row table:style-name="ro1">
          <table:table-cell table:style-name="ce3" office:value-type="float" office:value="0.070896" calcext:value-type="float">
            <text:p>0.070896</text:p>
          </table:table-cell>
          <table:table-cell office:value-type="float" office:value="0.050767411" calcext:value-type="float">
            <text:p>0.050767411</text:p>
          </table:table-cell>
          <table:table-cell office:value-type="float" office:value="0.82016134262085" calcext:value-type="float">
            <text:p>0.82016134262085</text:p>
          </table:table-cell>
          <table:table-cell office:value-type="float" office:value="196.925530195236" calcext:value-type="float">
            <text:p>196.925530195236</text:p>
          </table:table-cell>
          <table:table-cell office:value-type="float" office:value="0.454624176025391" calcext:value-type="float">
            <text:p>0.454624176025391</text:p>
          </table:table-cell>
          <table:table-cell office:value-type="float" office:value="127.985864877701" calcext:value-type="float">
            <text:p>127.985864877701</text:p>
          </table:table-cell>
        </table:table-row>
        <table:table-row table:style-name="ro1">
          <table:table-cell office:value-type="float" office:value="0.080909" calcext:value-type="float">
            <text:p>0.080909</text:p>
          </table:table-cell>
          <table:table-cell office:value-type="float" office:value="0.009215824" calcext:value-type="float">
            <text:p>0.009215824</text:p>
          </table:table-cell>
          <table:table-cell office:value-type="float" office:value="0.254983425140381" calcext:value-type="float">
            <text:p>0.254983425140381</text:p>
          </table:table-cell>
          <table:table-cell office:value-type="float" office:value="26.5354187488556" calcext:value-type="float">
            <text:p>26.5354187488556</text:p>
          </table:table-cell>
          <table:table-cell office:value-type="float" office:value="0.050135612487793" calcext:value-type="float">
            <text:p>0.050135612487793</text:p>
          </table:table-cell>
          <table:table-cell office:value-type="float" office:value="1.00775337219238" calcext:value-type="float">
            <text:p>1.00775337219238</text:p>
          </table:table-cell>
        </table:table-row>
        <table:table-row table:style-name="ro1">
          <table:table-cell office:value-type="float" office:value="741.276083" calcext:value-type="float">
            <text:p>741.276083</text:p>
          </table:table-cell>
          <table:table-cell office:value-type="float" office:value="0.167165135" calcext:value-type="float">
            <text:p>0.167165135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496119" calcext:value-type="float">
            <text:p>0.496119</text:p>
          </table:table-cell>
          <table:table-cell office:value-type="float" office:value="4.582696587" calcext:value-type="float">
            <text:p>4.582696587</text:p>
          </table:table-cell>
          <table:table-cell office:value-type="string" calcext:value-type="string">
            <text:p>TO</text:p>
          </table:table-cell>
          <table:table-cell office:value-type="float" office:value="1439.49102330208" calcext:value-type="float">
            <text:p>1439.49102330208</text:p>
          </table:table-cell>
          <table:table-cell office:value-type="float" office:value="19.9764015674591" calcext:value-type="float">
            <text:p>19.9764015674591</text:p>
          </table:table-cell>
          <table:table-cell office:value-type="float" office:value="10.8834145069122" calcext:value-type="float">
            <text:p>10.8834145069122</text:p>
          </table:table-cell>
        </table:table-row>
        <table:table-row table:style-name="ro1">
          <table:table-cell office:value-type="float" office:value="0.582488" calcext:value-type="float">
            <text:p>0.582488</text:p>
          </table:table-cell>
          <table:table-cell office:value-type="float" office:value="44.43363548" calcext:value-type="float">
            <text:p>44.43363548</text:p>
          </table:table-cell>
          <table:table-cell office:value-type="string" calcext:value-type="string">
            <text:p>TO</text:p>
          </table:table-cell>
          <table:table-cell office:value-type="float" office:value="140.604651927948" calcext:value-type="float">
            <text:p>140.604651927948</text:p>
          </table:table-cell>
          <table:table-cell office:value-type="float" office:value="182.330682039261" calcext:value-type="float">
            <text:p>182.330682039261</text:p>
          </table:table-cell>
          <table:table-cell office:value-type="float" office:value="2.15500116348267" calcext:value-type="float">
            <text:p>2.15500116348267</text:p>
          </table:table-cell>
        </table:table-row>
        <table:table-row table:style-name="ro1">
          <table:table-cell office:value-type="float" office:value="0.201247" calcext:value-type="float">
            <text:p>0.201247</text:p>
          </table:table-cell>
          <table:table-cell office:value-type="float" office:value="98.853905986" calcext:value-type="float">
            <text:p>98.853905986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226.501723051071" calcext:value-type="float">
            <text:p>226.501723051071</text:p>
          </table:table-cell>
          <table:table-cell office:value-type="float" office:value="10.4730997085571" calcext:value-type="float">
            <text:p>10.4730997085571</text:p>
          </table:table-cell>
        </table:table-row>
        <table:table-row table:style-name="ro1">
          <table:table-cell office:value-type="float" office:value="0.394648" calcext:value-type="float">
            <text:p>0.394648</text:p>
          </table:table-cell>
          <table:table-cell office:value-type="float" office:value="0.039118312" calcext:value-type="float">
            <text:p>0.039118312</text:p>
          </table:table-cell>
          <table:table-cell office:value-type="string" calcext:value-type="string">
            <text:p>TO</text:p>
          </table:table-cell>
          <table:table-cell office:value-type="float" office:value="197.51989364624" calcext:value-type="float">
            <text:p>197.51989364624</text:p>
          </table:table-cell>
          <table:table-cell office:value-type="float" office:value="0.099684238433838" calcext:value-type="float">
            <text:p>0.099684238433838</text:p>
          </table:table-cell>
          <table:table-cell office:value-type="float" office:value="0.908249139785767" calcext:value-type="float">
            <text:p>0.908249139785767</text:p>
          </table:table-cell>
        </table:table-row>
        <table:table-row table:style-name="ro1">
          <table:table-cell office:value-type="float" office:value="1.828922" calcext:value-type="float">
            <text:p>1.828922</text:p>
          </table:table-cell>
          <table:table-cell office:value-type="float" office:value="1.360251977" calcext:value-type="float">
            <text:p>1.360251977</text:p>
          </table:table-cell>
          <table:table-cell office:value-type="string" calcext:value-type="string">
            <text:p>TO</text:p>
          </table:table-cell>
          <table:table-cell office:value-type="float" office:value="415.593128919601" calcext:value-type="float">
            <text:p>415.593128919601</text:p>
          </table:table-cell>
          <table:table-cell office:value-type="float" office:value="381.138433456421" calcext:value-type="float">
            <text:p>381.138433456421</text:p>
          </table:table-cell>
          <table:table-cell office:value-type="float" office:value="2.10984897613525" calcext:value-type="float">
            <text:p>2.10984897613525</text:p>
          </table:table-cell>
        </table:table-row>
        <table:table-row table:style-name="ro1">
          <table:table-cell office:value-type="float" office:value="22.492363" calcext:value-type="float">
            <text:p>22.492363</text:p>
          </table:table-cell>
          <table:table-cell table:number-columns-repeated="4" office:value-type="string" calcext:value-type="string">
            <text:p>TO</text:p>
          </table:table-cell>
          <table:table-cell office:value-type="float" office:value="1278.87449097633" calcext:value-type="float">
            <text:p>1278.87449097633</text:p>
          </table:table-cell>
        </table:table-row>
        <table:table-row table:style-name="ro1">
          <table:table-cell office:value-type="float" office:value="3.852904" calcext:value-type="float">
            <text:p>3.852904</text:p>
          </table:table-cell>
          <table:table-cell office:value-type="float" office:value="0.047532311" calcext:value-type="float">
            <text:p>0.047532311</text:p>
          </table:table-cell>
          <table:table-cell table:number-columns-repeated="3" office:value-type="string" calcext:value-type="string">
            <text:p>TO</text:p>
          </table:table-cell>
          <table:table-cell office:value-type="float" office:value="5.38083219528198" calcext:value-type="float">
            <text:p>5.38083219528198</text:p>
          </table:table-cell>
        </table:table-row>
        <table:table-row table:style-name="ro1">
          <table:table-cell office:value-type="float" office:value="0.926476" calcext:value-type="float">
            <text:p>0.926476</text:p>
          </table:table-cell>
          <table:table-cell office:value-type="float" office:value="1559.917200216" calcext:value-type="float">
            <text:p>1559.917200216</text:p>
          </table:table-cell>
          <table:table-cell table:number-columns-repeated="3" office:value-type="string" calcext:value-type="string">
            <text:p>TO</text:p>
          </table:table-cell>
          <table:table-cell office:value-type="float" office:value="3.56302690505981" calcext:value-type="float">
            <text:p>3.56302690505981</text:p>
          </table:table-cell>
        </table:table-row>
        <table:table-row table:style-name="ro1">
          <table:table-cell office:value-type="float" office:value="6.346102" calcext:value-type="float">
            <text:p>6.346102</text:p>
          </table:table-cell>
          <table:table-cell table:number-columns-repeated="4" office:value-type="string" calcext:value-type="string">
            <text:p>TO</text:p>
          </table:table-cell>
          <table:table-cell office:value-type="float" office:value="422.566418886185" calcext:value-type="float">
            <text:p>422.566418886185</text:p>
          </table:table-cell>
        </table:table-row>
        <table:table-row table:style-name="ro1">
          <table:table-cell office:value-type="float" office:value="19.242257" calcext:value-type="float">
            <text:p>19.242257</text:p>
          </table:table-cell>
          <table:table-cell table:number-columns-repeated="4" office:value-type="string" calcext:value-type="string">
            <text:p>TO</text:p>
          </table:table-cell>
          <table:table-cell office:value-type="float" office:value="62.4156060218811" calcext:value-type="float">
            <text:p>62.4156060218811</text:p>
          </table:table-cell>
        </table:table-row>
        <table:table-row table:style-name="ro1">
          <table:table-cell office:value-type="float" office:value="3.388991" calcext:value-type="float">
            <text:p>3.388991</text:p>
          </table:table-cell>
          <table:table-cell office:value-type="float" office:value="2881.022308051" calcext:value-type="float">
            <text:p>2881.022308051</text:p>
          </table:table-cell>
          <table:table-cell table:number-columns-repeated="3" office:value-type="string" calcext:value-type="string">
            <text:p>TO</text:p>
          </table:table-cell>
          <table:table-cell office:value-type="float" office:value="30.4104442596436" calcext:value-type="float">
            <text:p>30.4104442596436</text:p>
          </table:table-cell>
        </table:table-row>
        <table:table-row table:style-name="ro1">
          <table:table-cell office:value-type="float" office:value="0.129639" calcext:value-type="float">
            <text:p>0.129639</text:p>
          </table:table-cell>
          <table:table-cell office:value-type="float" office:value="29.020662464" calcext:value-type="float">
            <text:p>29.020662464</text:p>
          </table:table-cell>
          <table:table-cell office:value-type="string" calcext:value-type="string">
            <text:p>TO</text:p>
          </table:table-cell>
          <table:table-cell office:value-type="float" office:value="2593.23707723618" calcext:value-type="float">
            <text:p>2593.23707723618</text:p>
          </table:table-cell>
          <table:table-cell office:value-type="float" office:value="0.210412740707397" calcext:value-type="float">
            <text:p>0.210412740707397</text:p>
          </table:table-cell>
          <table:table-cell office:value-type="float" office:value="1.52725911140442" calcext:value-type="float">
            <text:p>1.52725911140442</text:p>
          </table:table-cell>
        </table:table-row>
        <table:table-row table:style-name="ro1">
          <table:table-cell office:value-type="float" office:value="9.292121" calcext:value-type="float">
            <text:p>9.292121</text:p>
          </table:table-cell>
          <table:table-cell office:value-type="float" office:value="2617.438642619" calcext:value-type="float">
            <text:p>2617.438642619</text:p>
          </table:table-cell>
          <table:table-cell table:number-columns-repeated="3" office:value-type="string" calcext:value-type="string">
            <text:p>TO</text:p>
          </table:table-cell>
          <table:table-cell office:value-type="float" office:value="23.6703345775604" calcext:value-type="float">
            <text:p>23.6703345775604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5" office:value-type="string" calcext:value-type="string">
            <text:p>MO</text:p>
          </table:table-cell>
        </table:table-row>
        <table:table-row table:style-name="ro1">
          <table:table-cell office:value-type="float" office:value="3.019034" calcext:value-type="float">
            <text:p>3.019034</text:p>
          </table:table-cell>
          <table:table-cell office:value-type="float" office:value="1.951867843" calcext:value-type="float">
            <text:p>1.951867843</text:p>
          </table:table-cell>
          <table:table-cell office:value-type="float" office:value="3.50686883926392" calcext:value-type="float">
            <text:p>3.50686883926392</text:p>
          </table:table-cell>
          <table:table-cell office:value-type="float" office:value="19.4960448741913" calcext:value-type="float">
            <text:p>19.4960448741913</text:p>
          </table:table-cell>
          <table:table-cell office:value-type="float" office:value="3.45028185844421" calcext:value-type="float">
            <text:p>3.45028185844421</text:p>
          </table:table-cell>
          <table:table-cell office:value-type="float" office:value="20.6375050544739" calcext:value-type="float">
            <text:p>20.6375050544739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128.164511196" calcext:value-type="float">
            <text:p>128.164511196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2.399325" calcext:value-type="float">
            <text:p>2.399325</text:p>
          </table:table-cell>
          <table:table-cell office:value-type="float" office:value="2.630579791" calcext:value-type="float">
            <text:p>2.630579791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266.691155910492" calcext:value-type="float">
            <text:p>266.691155910492</text:p>
          </table:table-cell>
          <table:table-cell office:value-type="float" office:value="1127.56254792213" calcext:value-type="float">
            <text:p>1127.56254792213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166232" calcext:value-type="float">
            <text:p>0.166232</text:p>
          </table:table-cell>
          <table:table-cell office:value-type="float" office:value="0.117637858" calcext:value-type="float">
            <text:p>0.117637858</text:p>
          </table:table-cell>
          <table:table-cell office:value-type="float" office:value="0.228021860122681" calcext:value-type="float">
            <text:p>0.228021860122681</text:p>
          </table:table-cell>
          <table:table-cell office:value-type="float" office:value="1.74405860900879" calcext:value-type="float">
            <text:p>1.74405860900879</text:p>
          </table:table-cell>
          <table:table-cell office:value-type="float" office:value="0.216593265533447" calcext:value-type="float">
            <text:p>0.216593265533447</text:p>
          </table:table-cell>
          <table:table-cell office:value-type="float" office:value="2.11889910697937" calcext:value-type="float">
            <text:p>2.11889910697937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783.343578" calcext:value-type="float">
            <text:p>783.343578</text:p>
          </table:table-cell>
          <table:table-cell table:number-columns-repeated="5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7.334741" calcext:value-type="float">
            <text:p>7.334741</text:p>
          </table:table-cell>
          <table:table-cell office:value-type="float" office:value="1.890973305" calcext:value-type="float">
            <text:p>1.890973305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17.6580286026001" calcext:value-type="float">
            <text:p>17.6580286026001</text:p>
          </table:table-cell>
          <table:table-cell office:value-type="float" office:value="1132.41292715073" calcext:value-type="float">
            <text:p>1132.41292715073</text:p>
          </table:table-cell>
        </table:table-row>
        <table:table-row table:style-name="ro1">
          <table:table-cell office:value-type="float" office:value="0.644904" calcext:value-type="float">
            <text:p>0.644904</text:p>
          </table:table-cell>
          <table:table-cell office:value-type="float" office:value="0.259576425" calcext:value-type="float">
            <text:p>0.259576425</text:p>
          </table:table-cell>
          <table:table-cell office:value-type="float" office:value="0.549564599990845" calcext:value-type="float">
            <text:p>0.549564599990845</text:p>
          </table:table-cell>
          <table:table-cell office:value-type="float" office:value="26.1980018615723" calcext:value-type="float">
            <text:p>26.1980018615723</text:p>
          </table:table-cell>
          <table:table-cell office:value-type="float" office:value="0.406432390213013" calcext:value-type="float">
            <text:p>0.406432390213013</text:p>
          </table:table-cell>
          <table:table-cell office:value-type="float" office:value="6.71810507774353" calcext:value-type="float">
            <text:p>6.71810507774353</text:p>
          </table:table-cell>
        </table:table-row>
        <table:table-row table:style-name="ro1">
          <table:table-cell office:value-type="float" office:value="12.422815" calcext:value-type="float">
            <text:p>12.422815</text:p>
          </table:table-cell>
          <table:table-cell office:value-type="float" office:value="6.042408381" calcext:value-type="float">
            <text:p>6.042408381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478.217348337174" calcext:value-type="float">
            <text:p>478.217348337174</text:p>
          </table:table-cell>
          <table:table-cell office:value-type="float" office:value="2564.19229006767" calcext:value-type="float">
            <text:p>2564.19229006767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560.740214" calcext:value-type="float">
            <text:p>560.740214</text:p>
          </table:table-cell>
          <table:table-cell office:value-type="float" office:value="40.188193772" calcext:value-type="float">
            <text:p>40.188193772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table:number-columns-repeated="6" office:value-type="string" calcext:value-type="string">
            <text:p>TO</text:p>
          </table:table-cell>
        </table:table-row>
        <table:table-row table:style-name="ro1">
          <table:table-cell office:value-type="float" office:value="0.141184" calcext:value-type="float">
            <text:p>0.141184</text:p>
          </table:table-cell>
          <table:table-cell office:value-type="float" office:value="0.092881851" calcext:value-type="float">
            <text:p>0.092881851</text:p>
          </table:table-cell>
          <table:table-cell office:value-type="float" office:value="0.226312875747681" calcext:value-type="float">
            <text:p>0.226312875747681</text:p>
          </table:table-cell>
          <table:table-cell office:value-type="float" office:value="1.06448006629944" calcext:value-type="float">
            <text:p>1.06448006629944</text:p>
          </table:table-cell>
          <table:table-cell office:value-type="float" office:value="0.188399314880371" calcext:value-type="float">
            <text:p>0.188399314880371</text:p>
          </table:table-cell>
          <table:table-cell office:value-type="float" office:value="1.118577003479" calcext:value-type="float">
            <text:p>1.118577003479</text:p>
          </table:table-cell>
        </table:table-row>
        <table:table-row table:style-name="ro1">
          <table:table-cell office:value-type="float" office:value="1.132392" calcext:value-type="float">
            <text:p>1.132392</text:p>
          </table:table-cell>
          <table:table-cell office:value-type="float" office:value="0.46939914" calcext:value-type="float">
            <text:p>0.46939914</text:p>
          </table:table-cell>
          <table:table-cell office:value-type="float" office:value="1882.76889753342" calcext:value-type="float">
            <text:p>1882.76889753342</text:p>
          </table:table-cell>
          <table:table-cell office:value-type="string" calcext:value-type="string">
            <text:p>TO</text:p>
          </table:table-cell>
          <table:table-cell office:value-type="float" office:value="1.25496935844421" calcext:value-type="float">
            <text:p>1.25496935844421</text:p>
          </table:table-cell>
          <table:table-cell office:value-type="float" office:value="73.3566045761108" calcext:value-type="float">
            <text:p>73.3566045761108</text:p>
          </table:table-cell>
        </table:table-row>
        <table:table-row table:style-name="ro1">
          <table:table-cell table:number-columns-repeated="6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117.928779691" calcext:value-type="float">
            <text:p>117.928779691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104.02764012" calcext:value-type="float">
            <text:p>104.02764012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15.112616415" calcext:value-type="float">
            <text:p>15.112616415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186.37129911" calcext:value-type="float">
            <text:p>186.37129911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524.082118638" calcext:value-type="float">
            <text:p>524.082118638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217.12339" calcext:value-type="float">
            <text:p>217.12339</text:p>
          </table:table-cell>
          <table:table-cell office:value-type="float" office:value="5.653499621" calcext:value-type="float">
            <text:p>5.653499621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670.38135099411" calcext:value-type="float">
            <text:p>670.38135099411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table:number-columns-repeated="6" office:value-type="string" calcext:value-type="string">
            <text:p>TO</text:p>
          </table:table-cell>
        </table:table-row>
        <table:table-row table:style-name="ro1">
          <table:table-cell office:value-type="float" office:value="0.059754" calcext:value-type="float">
            <text:p>0.059754</text:p>
          </table:table-cell>
          <table:table-cell office:value-type="float" office:value="0.026172609" calcext:value-type="float">
            <text:p>0.026172609</text:p>
          </table:table-cell>
          <table:table-cell office:value-type="float" office:value="0.066011428833008" calcext:value-type="float">
            <text:p>0.066011428833008</text:p>
          </table:table-cell>
          <table:table-cell office:value-type="float" office:value="0.355266094207764" calcext:value-type="float">
            <text:p>0.355266094207764</text:p>
          </table:table-cell>
          <table:table-cell office:value-type="float" office:value="0.06582522392273" calcext:value-type="float">
            <text:p>0.06582522392273</text:p>
          </table:table-cell>
          <table:table-cell office:value-type="float" office:value="0.36021876335144" calcext:value-type="float">
            <text:p>0.36021876335144</text:p>
          </table:table-cell>
        </table:table-row>
        <table:table-row table:style-name="ro1">
          <table:table-cell office:value-type="float" office:value="0.052955" calcext:value-type="float">
            <text:p>0.052955</text:p>
          </table:table-cell>
          <table:table-cell office:value-type="float" office:value="0.039458858" calcext:value-type="float">
            <text:p>0.039458858</text:p>
          </table:table-cell>
          <table:table-cell office:value-type="float" office:value="0.072890043258667" calcext:value-type="float">
            <text:p>0.072890043258667</text:p>
          </table:table-cell>
          <table:table-cell office:value-type="float" office:value="0.513386487960815" calcext:value-type="float">
            <text:p>0.513386487960815</text:p>
          </table:table-cell>
          <table:table-cell office:value-type="float" office:value="0.072497129440308" calcext:value-type="float">
            <text:p>0.072497129440308</text:p>
          </table:table-cell>
          <table:table-cell office:value-type="float" office:value="0.535326480865479" calcext:value-type="float">
            <text:p>0.535326480865479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1.045025" calcext:value-type="float">
            <text:p>1.045025</text:p>
          </table:table-cell>
          <table:table-cell office:value-type="float" office:value="0.140710592" calcext:value-type="float">
            <text:p>0.140710592</text:p>
          </table:table-cell>
          <table:table-cell office:value-type="float" office:value="0.322800636291504" calcext:value-type="float">
            <text:p>0.322800636291504</text:p>
          </table:table-cell>
          <table:table-cell office:value-type="float" office:value="10.1306102275848" calcext:value-type="float">
            <text:p>10.1306102275848</text:p>
          </table:table-cell>
          <table:table-cell office:value-type="float" office:value="0.310336828231811" calcext:value-type="float">
            <text:p>0.310336828231811</text:p>
          </table:table-cell>
          <table:table-cell office:value-type="float" office:value="9.95119667053223" calcext:value-type="float">
            <text:p>9.95119667053223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086528" calcext:value-type="float">
            <text:p>0.086528</text:p>
          </table:table-cell>
          <table:table-cell office:value-type="float" office:value="0.082684803" calcext:value-type="float">
            <text:p>0.082684803</text:p>
          </table:table-cell>
          <table:table-cell office:value-type="float" office:value="0.167479038238525" calcext:value-type="float">
            <text:p>0.167479038238525</text:p>
          </table:table-cell>
          <table:table-cell office:value-type="float" office:value="0.933689832687378" calcext:value-type="float">
            <text:p>0.933689832687378</text:p>
          </table:table-cell>
          <table:table-cell office:value-type="float" office:value="0.157844543457031" calcext:value-type="float">
            <text:p>0.157844543457031</text:p>
          </table:table-cell>
          <table:table-cell office:value-type="float" office:value="0.983993291854858" calcext:value-type="float">
            <text:p>0.983993291854858</text:p>
          </table:table-cell>
        </table:table-row>
        <table:table-row table:style-name="ro1">
          <table:table-cell office:value-type="float" office:value="18.786915" calcext:value-type="float">
            <text:p>18.786915</text:p>
          </table:table-cell>
          <table:table-cell office:value-type="float" office:value="2302.123505838" calcext:value-type="float">
            <text:p>2302.123505838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table:number-columns-repeated="6" office:value-type="string" calcext:value-type="string">
            <text:p>MO</text:p>
          </table:table-cell>
        </table:table-row>
        <table:table-row table:style-name="ro1">
          <table:table-cell office:value-type="float" office:value="5.852282" calcext:value-type="float">
            <text:p>5.852282</text:p>
          </table:table-cell>
          <table:table-cell office:value-type="float" office:value="0.575583623" calcext:value-type="float">
            <text:p>0.575583623</text:p>
          </table:table-cell>
          <table:table-cell office:value-type="float" office:value="3398.93436169624" calcext:value-type="float">
            <text:p>3398.93436169624</text:p>
          </table:table-cell>
          <table:table-cell office:value-type="string" calcext:value-type="string">
            <text:p>TO</text:p>
          </table:table-cell>
          <table:table-cell office:value-type="float" office:value="15.1745929718018" calcext:value-type="float">
            <text:p>15.1745929718018</text:p>
          </table:table-cell>
          <table:table-cell office:value-type="float" office:value="261.315470933914" calcext:value-type="float">
            <text:p>261.315470933914</text:p>
          </table:table-cell>
        </table:table-row>
        <table:table-row table:style-name="ro1">
          <table:table-cell table:number-columns-repeated="6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410218" calcext:value-type="float">
            <text:p>0.410218</text:p>
          </table:table-cell>
          <table:table-cell office:value-type="float" office:value="0.18008373" calcext:value-type="float">
            <text:p>0.18008373</text:p>
          </table:table-cell>
          <table:table-cell office:value-type="float" office:value="0.355126142501831" calcext:value-type="float">
            <text:p>0.355126142501831</text:p>
          </table:table-cell>
          <table:table-cell office:value-type="float" office:value="2.11985158920288" calcext:value-type="float">
            <text:p>2.11985158920288</text:p>
          </table:table-cell>
          <table:table-cell office:value-type="float" office:value="0.425450086593628" calcext:value-type="float">
            <text:p>0.425450086593628</text:p>
          </table:table-cell>
          <table:table-cell office:value-type="float" office:value="2.66566967964172" calcext:value-type="float">
            <text:p>2.66566967964172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35.582273373" calcext:value-type="float">
            <text:p>35.582273373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211.455816" calcext:value-type="float">
            <text:p>211.455816</text:p>
          </table:table-cell>
          <table:table-cell office:value-type="float" office:value="11.151322421" calcext:value-type="float">
            <text:p>11.151322421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325.113717317581" calcext:value-type="float">
            <text:p>325.113717317581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table:number-columns-repeated="6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float" office:value="146.376778" calcext:value-type="float">
            <text:p>146.376778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128.964676" calcext:value-type="float">
            <text:p>1128.964676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MO</text:p>
          </table:table-cell>
          <table:table-cell table:number-columns-repeated="3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0.192476" calcext:value-type="float">
            <text:p>0.192476</text:p>
          </table:table-cell>
          <table:table-cell office:value-type="float" office:value="0.12834488" calcext:value-type="float">
            <text:p>0.12834488</text:p>
          </table:table-cell>
          <table:table-cell office:value-type="float" office:value="0.31133508682251" calcext:value-type="float">
            <text:p>0.31133508682251</text:p>
          </table:table-cell>
          <table:table-cell office:value-type="float" office:value="1.51054501533508" calcext:value-type="float">
            <text:p>1.51054501533508</text:p>
          </table:table-cell>
          <table:table-cell office:value-type="float" office:value="0.281814813613892" calcext:value-type="float">
            <text:p>0.281814813613892</text:p>
          </table:table-cell>
          <table:table-cell office:value-type="float" office:value="1.61940288543701" calcext:value-type="float">
            <text:p>1.61940288543701</text:p>
          </table:table-cell>
        </table:table-row>
        <table:table-row table:style-name="ro1">
          <table:table-cell office:value-type="float" office:value="0.929325" calcext:value-type="float">
            <text:p>0.929325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1.28376054763794" calcext:value-type="float">
            <text:p>1.28376054763794</text:p>
          </table:table-cell>
          <table:table-cell office:value-type="float" office:value="59.5468587875366" calcext:value-type="float">
            <text:p>59.5468587875366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MO</text:p>
          </table:table-cell>
          <table:table-cell table:number-columns-repeated="3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91.253484" calcext:value-type="float">
            <text:p>91.253484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0.014768" calcext:value-type="float">
            <text:p>0.014768</text:p>
          </table:table-cell>
          <table:table-cell office:value-type="float" office:value="0.02732002" calcext:value-type="float">
            <text:p>0.02732002</text:p>
          </table:table-cell>
          <table:table-cell office:value-type="float" office:value="0.087769269943237" calcext:value-type="float">
            <text:p>0.087769269943237</text:p>
          </table:table-cell>
          <table:table-cell office:value-type="float" office:value="0.358798980712891" calcext:value-type="float">
            <text:p>0.358798980712891</text:p>
          </table:table-cell>
          <table:table-cell office:value-type="float" office:value="0.066490411758423" calcext:value-type="float">
            <text:p>0.066490411758423</text:p>
          </table:table-cell>
          <table:table-cell office:value-type="float" office:value="0.42347264289856" calcext:value-type="float">
            <text:p>0.42347264289856</text:p>
          </table:table-cell>
        </table:table-row>
        <table:table-row table:style-name="ro1">
          <table:table-cell office:value-type="float" office:value="0.025567" calcext:value-type="float">
            <text:p>0.025567</text:p>
          </table:table-cell>
          <table:table-cell office:value-type="float" office:value="0.079516093" calcext:value-type="float">
            <text:p>0.079516093</text:p>
          </table:table-cell>
          <table:table-cell office:value-type="float" office:value="0.149776697158814" calcext:value-type="float">
            <text:p>0.149776697158814</text:p>
          </table:table-cell>
          <table:table-cell office:value-type="float" office:value="0.869988918304443" calcext:value-type="float">
            <text:p>0.869988918304443</text:p>
          </table:table-cell>
          <table:table-cell office:value-type="float" office:value="0.148377418518066" calcext:value-type="float">
            <text:p>0.148377418518066</text:p>
          </table:table-cell>
          <table:table-cell office:value-type="float" office:value="0.929016590118408" calcext:value-type="float">
            <text:p>0.929016590118408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0.241365" calcext:value-type="float">
            <text:p>0.241365</text:p>
          </table:table-cell>
          <table:table-cell office:value-type="float" office:value="0.124274091" calcext:value-type="float">
            <text:p>0.124274091</text:p>
          </table:table-cell>
          <table:table-cell office:value-type="float" office:value="0.326792001724243" calcext:value-type="float">
            <text:p>0.326792001724243</text:p>
          </table:table-cell>
          <table:table-cell office:value-type="float" office:value="1.44197607040405" calcext:value-type="float">
            <text:p>1.44197607040405</text:p>
          </table:table-cell>
          <table:table-cell office:value-type="float" office:value="0.303907632827759" calcext:value-type="float">
            <text:p>0.303907632827759</text:p>
          </table:table-cell>
          <table:table-cell office:value-type="float" office:value="1.58952689170837" calcext:value-type="float">
            <text:p>1.58952689170837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026241" calcext:value-type="float">
            <text:p>0.026241</text:p>
          </table:table-cell>
          <table:table-cell office:value-type="float" office:value="0.102059716" calcext:value-type="float">
            <text:p>0.102059716</text:p>
          </table:table-cell>
          <table:table-cell office:value-type="float" office:value="0.205565214157104" calcext:value-type="float">
            <text:p>0.205565214157104</text:p>
          </table:table-cell>
          <table:table-cell office:value-type="float" office:value="1.17831921577454" calcext:value-type="float">
            <text:p>1.17831921577454</text:p>
          </table:table-cell>
          <table:table-cell office:value-type="float" office:value="0.189793109893799" calcext:value-type="float">
            <text:p>0.189793109893799</text:p>
          </table:table-cell>
          <table:table-cell office:value-type="float" office:value="1.22337508201599" calcext:value-type="float">
            <text:p>1.22337508201599</text:p>
          </table:table-cell>
        </table:table-row>
        <table:table-row table:style-name="ro1">
          <table:table-cell office:value-type="float" office:value="19.043543" calcext:value-type="float">
            <text:p>19.043543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table:number-columns-repeated="6" office:value-type="string" calcext:value-type="string">
            <text:p>MO</text:p>
          </table:table-cell>
        </table:table-row>
        <table:table-row table:style-name="ro1">
          <table:table-cell table:number-columns-repeated="6" office:value-type="string" calcext:value-type="string">
            <text:p>MO</text:p>
          </table:table-cell>
        </table:table-row>
        <table:table-row table:style-name="ro1">
          <table:table-cell table:number-columns-repeated="6" office:value-type="string" calcext:value-type="string">
            <text:p>MO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number-columns-repeated="4" office:value-type="string" calcext:value-type="string">
            <text:p>MO</text:p>
          </table:table-cell>
        </table:table-row>
        <table:table-row table:style-name="ro1">
          <table:table-cell table:number-columns-repeated="6" office:value-type="string" calcext:value-type="string">
            <text:p>MO</text:p>
          </table:table-cell>
        </table:table-row>
        <table:table-row table:style-name="ro1">
          <table:table-cell table:number-columns-repeated="6" office:value-type="string" calcext:value-type="string">
            <text:p>MO</text:p>
          </table:table-cell>
        </table:table-row>
        <table:table-row table:style-name="ro1">
          <table:table-cell table:number-columns-repeated="6" office:value-type="string" calcext:value-type="string">
            <text:p>MO</text:p>
          </table:table-cell>
        </table:table-row>
        <table:table-row table:style-name="ro1">
          <table:table-cell table:number-columns-repeated="6" office:value-type="string" calcext:value-type="string">
            <text:p>MO</text:p>
          </table:table-cell>
        </table:table-row>
        <table:table-row table:style-name="ro1">
          <table:table-cell table:number-columns-repeated="6" office:value-type="string" calcext:value-type="string">
            <text:p>MO</text:p>
          </table:table-cell>
        </table:table-row>
        <table:table-row table:style-name="ro1">
          <table:table-cell table:number-columns-repeated="6" office:value-type="string" calcext:value-type="string">
            <text:p>MO</text:p>
          </table:table-cell>
        </table:table-row>
        <table:table-row table:style-name="ro1">
          <table:table-cell table:number-columns-repeated="6" office:value-type="string" calcext:value-type="string">
            <text:p>MO</text:p>
          </table:table-cell>
        </table:table-row>
        <table:table-row table:style-name="ro1">
          <table:table-cell table:number-columns-repeated="6" office:value-type="string" calcext:value-type="string">
            <text:p>MO</text:p>
          </table:table-cell>
        </table:table-row>
        <table:table-row table:style-name="ro1">
          <table:table-cell table:number-columns-repeated="6" office:value-type="string" calcext:value-type="string">
            <text:p>MO</text:p>
          </table:table-cell>
        </table:table-row>
        <table:table-row table:style-name="ro1">
          <table:table-cell table:number-columns-repeated="6" office:value-type="string" calcext:value-type="string">
            <text:p>MO</text:p>
          </table:table-cell>
        </table:table-row>
        <table:table-row table:style-name="ro1">
          <table:table-cell table:number-columns-repeated="6" office:value-type="string" calcext:value-type="string">
            <text:p>MO</text:p>
          </table:table-cell>
        </table:table-row>
        <table:table-row table:style-name="ro1">
          <table:table-cell table:number-columns-repeated="6" office:value-type="string" calcext:value-type="string">
            <text:p>MO</text:p>
          </table:table-cell>
        </table:table-row>
        <table:table-row table:style-name="ro1">
          <table:table-cell table:number-columns-repeated="6" office:value-type="string" calcext:value-type="string">
            <text:p>MO</text:p>
          </table:table-cell>
        </table:table-row>
        <table:table-row table:style-name="ro1">
          <table:table-cell table:number-columns-repeated="6" office:value-type="string" calcext:value-type="string">
            <text:p>MO</text:p>
          </table:table-cell>
        </table:table-row>
        <table:table-row table:style-name="ro1">
          <table:table-cell table:number-columns-repeated="6" office:value-type="string" calcext:value-type="string">
            <text:p>MO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number-columns-repeated="4" office:value-type="string" calcext:value-type="string">
            <text:p>MO</text:p>
          </table:table-cell>
        </table:table-row>
        <table:table-row table:style-name="ro1">
          <table:table-cell table:number-columns-repeated="6" office:value-type="string" calcext:value-type="string">
            <text:p>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6:57:31.266933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6:41:49.245308227</meta:creation-date>
    <dc:date>2022-06-01T17:00:07.242878169</dc:date>
    <meta:editing-duration>PT5M2S</meta:editing-duration>
    <meta:editing-cycles>2</meta:editing-cycles>
    <meta:generator>LibreOffice/6.4.7.2$Linux_X86_64 LibreOffice_project/40$Build-2</meta:generator>
    <meta:document-statistic meta:table-count="1" meta:cell-count="657" meta:object-count="0"/>
  </office:meta>
</office:document-meta>
</file>